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112.96pt"/>
    </style:style>
    <style:style style:name="co7" style:family="table-column">
      <style:table-column-properties fo:break-before="auto" style:column-width="105.19pt"/>
    </style:style>
    <style:style style:name="co8" style:family="table-column">
      <style:table-column-properties fo:break-before="auto" style:column-width="106.7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10" style:family="table-cell" style:parent-style-name="Default">
      <style:text-properties fo:color="#000000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16" style:family="table-cell" style:parent-style-name="Default" style:data-style-name="N123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1" style:family="table-cell" style:parent-style-name="Default" style:data-style-name="N123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22" style:family="table-cell" style:parent-style-name="Default" style:data-style-name="N12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24" style:family="table-cell" style:parent-style-name="Default" style:data-style-name="N123">
      <style:table-cell-properties fo:border-bottom="0.06pt solid #000000" fo:background-color="#e0efd4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2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000000"/>
    </style:style>
    <style:style style:name="ce29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stlt.D1"/>
    </style:style>
    <style:style style:name="ce3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000000"/>
      <style:map style:condition="cell-content()&lt;=0.05" style:apply-style-name="Good" style:base-cell-address="s11dstlt.D1"/>
    </style:style>
    <style:style style:name="ce31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stlt.D28"/>
    </style:style>
    <style:style style:name="ce3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000000"/>
      <style:map style:condition="cell-content()&lt;=0.05" style:apply-style-name="Good" style:base-cell-address="s11dstlt.D30"/>
    </style:style>
    <style:style style:name="ce33" style:family="table-cell" style:parent-style-name="Default" style:data-style-name="N123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34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35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stlt.F1"/>
    </style:style>
    <style:style style:name="ce36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stlt.F28"/>
    </style:style>
    <style:style style:name="ce41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stlt.H1"/>
    </style:style>
    <style:style style:name="ce42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1dstlt.H28"/>
    </style:style>
    <style:style style:name="ce50" style:family="table-cell" style:parent-style-name="Default">
      <style:text-properties fo:color="#000000"/>
      <style:map style:condition="cell-content()&lt;0.05" style:apply-style-name="Good" style:base-cell-address="s11dstlt.J1"/>
    </style:style>
    <style:style style:name="ce51" style:family="table-cell" style:parent-style-name="Default">
      <style:text-properties fo:color="#000000"/>
      <style:map style:condition="cell-content()&lt;=0.05" style:apply-style-name="Good" style:base-cell-address="s11dstlt.D1"/>
    </style:style>
    <style:style style:name="ce52" style:family="table-cell" style:parent-style-name="Default">
      <style:table-cell-properties fo:wrap-option="wrap"/>
      <style:text-properties fo:color="#000000"/>
      <style:map style:condition="cell-content()&lt;0.05" style:apply-style-name="Good" style:base-cell-address="s11dstlt.J28"/>
    </style:style>
    <style:style style:name="ce53" style:family="table-cell" style:parent-style-name="Default">
      <style:text-properties fo:color="#000000"/>
      <style:map style:condition="cell-content()&lt;=0.05" style:apply-style-name="Good" style:base-cell-address="s11dstlt.D30"/>
    </style:style>
    <style:style style:name="ce54" style:family="table-cell" style:parent-style-name="Default">
      <style:table-cell-properties fo:wrap-option="wrap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11dstlt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25"/>
        <table:table-column table:style-name="co4" table:visibility="collapse" table:default-cell-style-name="ce32"/>
        <table:table-column table:style-name="co5" table:default-cell-style-name="ce25"/>
        <table:table-column table:style-name="co4" table:visibility="collapse" table:default-cell-style-name="ce32"/>
        <table:table-column table:style-name="co5" table:default-cell-style-name="ce25"/>
        <table:table-column table:style-name="co6" table:visibility="collapse" table:default-cell-style-name="ce32"/>
        <table:table-column table:style-name="co5" table:default-cell-style-name="ce25"/>
        <table:table-column table:style-name="co4" table:visibility="collapse" table:default-cell-style-name="ce53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5" table:default-cell-style-name="ce10"/>
        <table:table-column table:style-name="co4" table:default-cell-style-name="ce10"/>
        <table:table-column table:style-name="co9" table:number-columns-repeated="1006" table:default-cell-style-name="ce10"/>
        <table:table-row table:style-name="ro1">
          <table:table-cell table:style-name="ce7" office:value-type="string" calcext:value-type="string">
            <text:p>Group</text:p>
          </table:table-cell>
          <table:table-cell table:style-name="ce12" office:value-type="string" calcext:value-type="string">
            <text:p>Country</text:p>
          </table:table-cell>
          <table:table-cell table:style-name="ce16" office:value-type="string" calcext:value-type="string">
            <text:p>Debt to Value</text:p>
          </table:table-cell>
          <table:table-cell table:style-name="ce29" office:value-type="string" calcext:value-type="string">
            <text:p>pval.debt_to_value</text:p>
          </table:table-cell>
          <table:table-cell table:style-name="ce16" office:value-type="string" calcext:value-type="string">
            <text:p>Debt to GDP</text:p>
          </table:table-cell>
          <table:table-cell table:style-name="ce35" office:value-type="string" calcext:value-type="string">
            <text:p>pval.debt_to_gdp</text:p>
          </table:table-cell>
          <table:table-cell table:style-name="ce16" office:value-type="string" calcext:value-type="string">
            <text:p>Total Fixed Assets, % of GDP</text:p>
          </table:table-cell>
          <table:table-cell table:style-name="ce41" office:value-type="string" calcext:value-type="string">
            <text:p>pval.fixed_per</text:p>
          </table:table-cell>
          <table:table-cell table:style-name="ce16" office:value-type="string" calcext:value-type="string">
            <text:p>Stock of Financial Liabilities, % of GDP</text:p>
          </table:table-cell>
          <table:table-cell table:style-name="ce50" office:value-type="string" calcext:value-type="string">
            <text:p>pval.SFL_per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3" office:value-type="string" calcext:value-type="string">
            <text:p>Austria</text:p>
          </table:table-cell>
          <table:table-cell table:style-name="ce21" office:value-type="float" office:value="0.829789837249189" calcext:value-type="float">
            <text:p>0.8298</text:p>
          </table:table-cell>
          <table:table-cell table:style-name="ce30" office:value-type="float" office:value="0.000000975136103420482" calcext:value-type="float">
            <text:p>0.0000</text:p>
          </table:table-cell>
          <table:table-cell table:style-name="ce21" office:value-type="float" office:value="-0.648975466137557" calcext:value-type="float">
            <text:p>-0.6490</text:p>
          </table:table-cell>
          <table:table-cell table:style-name="ce30" office:value-type="float" office:value="0.00080746510926577" calcext:value-type="float">
            <text:p>0.0008</text:p>
          </table:table-cell>
          <table:table-cell table:style-name="ce21" office:value-type="float" office:value="-0.923281826901188" calcext:value-type="float">
            <text:p>-0.9233</text:p>
          </table:table-cell>
          <table:table-cell table:style-name="ce30" office:value-type="float" office:value="0.000000000347532891353808" calcext:value-type="float">
            <text:p>0.0000</text:p>
          </table:table-cell>
          <table:table-cell table:style-name="ce21" office:value-type="float" office:value="-0.92566741942254" calcext:value-type="float">
            <text:p>-0.9257</text:p>
          </table:table-cell>
          <table:table-cell table:style-name="ce51" office:value-type="float" office:value="0.000000000252109000342671" calcext:value-type="float">
            <text:p>2.52109000342671E-10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3" office:value-type="string" calcext:value-type="string">
            <text:p>Belgium</text:p>
          </table:table-cell>
          <table:table-cell table:style-name="ce22" office:value-type="float" office:value="-0.0653402103799302" calcext:value-type="float">
            <text:p>-0.0653</text:p>
          </table:table-cell>
          <table:table-cell table:style-name="ce30" office:value-type="float" office:value="0.767075709049569" calcext:value-type="float">
            <text:p>0.7671</text:p>
          </table:table-cell>
          <table:table-cell table:style-name="ce21" office:value-type="float" office:value="-0.79742996893921" calcext:value-type="float">
            <text:p>-0.7974</text:p>
          </table:table-cell>
          <table:table-cell table:style-name="ce30" office:value-type="float" office:value="0.00000520710587004203" calcext:value-type="float">
            <text:p>0.0000</text:p>
          </table:table-cell>
          <table:table-cell table:style-name="ce21" office:value-type="float" office:value="-0.757348875547272" calcext:value-type="float">
            <text:p>-0.7573</text:p>
          </table:table-cell>
          <table:table-cell table:style-name="ce30" office:value-type="float" office:value="0.0000286128017275011" calcext:value-type="float">
            <text:p>0.0000</text:p>
          </table:table-cell>
          <table:table-cell table:style-name="ce21" office:value-type="float" office:value="-0.823367041741921" calcext:value-type="float">
            <text:p>-0.8234</text:p>
          </table:table-cell>
          <table:table-cell table:style-name="ce51" office:value-type="float" office:value="0.00000139609915450478" calcext:value-type="float">
            <text:p>1.39609915450478E-06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3" office:value-type="string" calcext:value-type="string">
            <text:p>France</text:p>
          </table:table-cell>
          <table:table-cell table:style-name="ce21" office:value-type="float" office:value="-0.59707900654013" calcext:value-type="float">
            <text:p>-0.5971</text:p>
          </table:table-cell>
          <table:table-cell table:style-name="ce30" office:value-type="float" office:value="0.00262991184389549" calcext:value-type="float">
            <text:p>0.0026</text:p>
          </table:table-cell>
          <table:table-cell table:style-name="ce22" office:value-type="float" office:value="-0.293451377897138" calcext:value-type="float">
            <text:p>-0.2935</text:p>
          </table:table-cell>
          <table:table-cell table:style-name="ce30" office:value-type="float" office:value="0.17414520868848" calcext:value-type="float">
            <text:p>0.1741</text:p>
          </table:table-cell>
          <table:table-cell table:style-name="ce22" office:value-type="float" office:value="-0.270453293213377" calcext:value-type="float">
            <text:p>-0.2705</text:p>
          </table:table-cell>
          <table:table-cell table:style-name="ce30" office:value-type="float" office:value="0.211981145766694" calcext:value-type="float">
            <text:p>0.2120</text:p>
          </table:table-cell>
          <table:table-cell table:style-name="ce22" office:value-type="float" office:value="0.16522880566477" calcext:value-type="float">
            <text:p>0.1652</text:p>
          </table:table-cell>
          <table:table-cell table:style-name="ce51" office:value-type="float" office:value="0.451196898201417" calcext:value-type="float">
            <text:p>0.451196898201417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3" office:value-type="string" calcext:value-type="string">
            <text:p>Germany</text:p>
          </table:table-cell>
          <table:table-cell table:style-name="ce21" office:value-type="float" office:value="0.462792288004773" calcext:value-type="float">
            <text:p>0.4628</text:p>
          </table:table-cell>
          <table:table-cell table:style-name="ce30" office:value-type="float" office:value="0.0261683426357839" calcext:value-type="float">
            <text:p>0.0262</text:p>
          </table:table-cell>
          <table:table-cell table:style-name="ce21" office:value-type="float" office:value="0.708670201304854" calcext:value-type="float">
            <text:p>0.7087</text:p>
          </table:table-cell>
          <table:table-cell table:style-name="ce30" office:value-type="float" office:value="0.000153820681065842" calcext:value-type="float">
            <text:p>0.0002</text:p>
          </table:table-cell>
          <table:table-cell table:style-name="ce22" office:value-type="float" office:value="0.0613174889667919" calcext:value-type="float">
            <text:p>0.0613</text:p>
          </table:table-cell>
          <table:table-cell table:style-name="ce30" office:value-type="float" office:value="0.781065662829029" calcext:value-type="float">
            <text:p>0.7811</text:p>
          </table:table-cell>
          <table:table-cell table:style-name="ce22" office:value-type="float" office:value="-0.160815253553726" calcext:value-type="float">
            <text:p>-0.1608</text:p>
          </table:table-cell>
          <table:table-cell table:style-name="ce51" office:value-type="float" office:value="0.463543139390478" calcext:value-type="float">
            <text:p>0.463543139390478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3" office:value-type="string" calcext:value-type="string">
            <text:p>Netherlands</text:p>
          </table:table-cell>
          <table:table-cell table:style-name="ce21" office:value-type="float" office:value="0.548417892999043" calcext:value-type="float">
            <text:p>0.5484</text:p>
          </table:table-cell>
          <table:table-cell table:style-name="ce30" office:value-type="float" office:value="0.00822410853946165" calcext:value-type="float">
            <text:p>0.0082</text:p>
          </table:table-cell>
          <table:table-cell table:style-name="ce22" office:value-type="float" office:value="0.348177090951884" calcext:value-type="float">
            <text:p>0.3482</text:p>
          </table:table-cell>
          <table:table-cell table:style-name="ce30" office:value-type="float" office:value="0.112304629099979" calcext:value-type="float">
            <text:p>0.1123</text:p>
          </table:table-cell>
          <table:table-cell table:style-name="ce21" office:value-type="float" office:value="-0.600500819769826" calcext:value-type="float">
            <text:p>-0.6005</text:p>
          </table:table-cell>
          <table:table-cell table:style-name="ce30" office:value-type="float" office:value="0.0031265822662816" calcext:value-type="float">
            <text:p>0.0031</text:p>
          </table:table-cell>
          <table:table-cell table:style-name="ce22" office:value-type="float" office:value="-0.242908163327536" calcext:value-type="float">
            <text:p>-0.2429</text:p>
          </table:table-cell>
          <table:table-cell table:style-name="ce51" office:value-type="float" office:value="0.276042640384604" calcext:value-type="float">
            <text:p>0.276042640384604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3" office:value-type="string" calcext:value-type="string">
            <text:p>United Kingdom</text:p>
          </table:table-cell>
          <table:table-cell table:style-name="ce22" office:value-type="float" office:value="-0.261015872062524" calcext:value-type="float">
            <text:p>-0.2610</text:p>
          </table:table-cell>
          <table:table-cell table:style-name="ce30" office:value-type="float" office:value="0.228987208318289" calcext:value-type="float">
            <text:p>0.2290</text:p>
          </table:table-cell>
          <table:table-cell table:style-name="ce21" office:value-type="float" office:value="-0.482901222588406" calcext:value-type="float">
            <text:p>-0.4829</text:p>
          </table:table-cell>
          <table:table-cell table:style-name="ce30" office:value-type="float" office:value="0.0195938137604452" calcext:value-type="float">
            <text:p>0.0196</text:p>
          </table:table-cell>
          <table:table-cell table:style-name="ce22" office:value-type="float" office:value="-0.0914268972299579" calcext:value-type="float">
            <text:p>-0.0914</text:p>
          </table:table-cell>
          <table:table-cell table:style-name="ce30" office:value-type="float" office:value="0.678224621246866" calcext:value-type="float">
            <text:p>0.6782</text:p>
          </table:table-cell>
          <table:table-cell table:style-name="ce21" office:value-type="float" office:value="-0.67230140758674" calcext:value-type="float">
            <text:p>-0.6723</text:p>
          </table:table-cell>
          <table:table-cell table:style-name="ce51" office:value-type="float" office:value="0.000441320871064299" calcext:value-type="float">
            <text:p>0.000441320871064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outhern</text:p>
          </table:table-cell>
          <table:table-cell table:style-name="ce13" office:value-type="string" calcext:value-type="string">
            <text:p>Greece</text:p>
          </table:table-cell>
          <table:table-cell table:style-name="ce21" office:value-type="float" office:value="-0.583238153206186" calcext:value-type="float">
            <text:p>-0.5832</text:p>
          </table:table-cell>
          <table:table-cell table:style-name="ce30" office:value-type="float" office:value="0.0034877304600831" calcext:value-type="float">
            <text:p>0.0035</text:p>
          </table:table-cell>
          <table:table-cell table:style-name="ce21" office:value-type="float" office:value="-0.869631083076943" calcext:value-type="float">
            <text:p>-0.8696</text:p>
          </table:table-cell>
          <table:table-cell table:style-name="ce30" office:value-type="float" office:value="0.0000000713162502385956" calcext:value-type="float">
            <text:p>0.0000</text:p>
          </table:table-cell>
          <table:table-cell table:style-name="ce22" office:value-type="float" office:value="0.798094828735113" calcext:value-type="float">
            <text:p>0.7981</text:p>
          </table:table-cell>
          <table:table-cell table:style-name="ce30" office:value-type="float" office:value="0.105546556491948" calcext:value-type="float">
            <text:p>0.1055</text:p>
          </table:table-cell>
          <table:table-cell table:style-name="ce21" office:value-type="float" office:value="-0.436520533716011" calcext:value-type="float">
            <text:p>-0.4365</text:p>
          </table:table-cell>
          <table:table-cell table:style-name="ce51" office:value-type="float" office:value="0.0372957381978414" calcext:value-type="float">
            <text:p>0.037295738197841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outhern</text:p>
          </table:table-cell>
          <table:table-cell table:style-name="ce13" office:value-type="string" calcext:value-type="string">
            <text:p>Italy</text:p>
          </table:table-cell>
          <table:table-cell table:style-name="ce22" office:value-type="float" office:value="-0.030369150566242" calcext:value-type="float">
            <text:p>-0.0304</text:p>
          </table:table-cell>
          <table:table-cell table:style-name="ce30" office:value-type="float" office:value="0.890592555667304" calcext:value-type="float">
            <text:p>0.8906</text:p>
          </table:table-cell>
          <table:table-cell table:style-name="ce21" office:value-type="float" office:value="-0.914621860185892" calcext:value-type="float">
            <text:p>-0.9146</text:p>
          </table:table-cell>
          <table:table-cell table:style-name="ce30" office:value-type="float" office:value="0.00000000102756936293247" calcext:value-type="float">
            <text:p>0.0000</text:p>
          </table:table-cell>
          <table:table-cell table:style-name="ce21" office:value-type="float" office:value="0.976345628661849" calcext:value-type="float">
            <text:p>0.9763</text:p>
          </table:table-cell>
          <table:table-cell table:style-name="ce30" office:value-type="float" office:value="0.000832676268382571" calcext:value-type="float">
            <text:p>0.0008</text:p>
          </table:table-cell>
          <table:table-cell table:style-name="ce21" office:value-type="float" office:value="-0.914425382674846" calcext:value-type="float">
            <text:p>-0.9144</text:p>
          </table:table-cell>
          <table:table-cell table:style-name="ce51" office:value-type="float" office:value="0.00000000105174158271382" calcext:value-type="float">
            <text:p>1.05174158271382E-09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outhern</text:p>
          </table:table-cell>
          <table:table-cell table:style-name="ce13" office:value-type="string" calcext:value-type="string">
            <text:p>Portugal</text:p>
          </table:table-cell>
          <table:table-cell table:style-name="ce22" office:value-type="float" office:value="-0.185237146035519" calcext:value-type="float">
            <text:p>-0.1852</text:p>
          </table:table-cell>
          <table:table-cell table:style-name="ce30" office:value-type="float" office:value="0.397450177621792" calcext:value-type="float">
            <text:p>0.3975</text:p>
          </table:table-cell>
          <table:table-cell table:style-name="ce21" office:value-type="float" office:value="-0.786936618612651" calcext:value-type="float">
            <text:p>-0.7869</text:p>
          </table:table-cell>
          <table:table-cell table:style-name="ce30" office:value-type="float" office:value="0.00000841852131960863" calcext:value-type="float">
            <text:p>0.0000</text:p>
          </table:table-cell>
          <table:table-cell table:style-name="ce21" office:value-type="float" office:value="-0.966116069958829" calcext:value-type="float">
            <text:p>-0.9661</text:p>
          </table:table-cell>
          <table:table-cell table:style-name="ce30" office:value-type="float" office:value="0.000000000313940429208515" calcext:value-type="float">
            <text:p>0.0000</text:p>
          </table:table-cell>
          <table:table-cell table:style-name="ce21" office:value-type="float" office:value="-0.893086944569507" calcext:value-type="float">
            <text:p>-0.8931</text:p>
          </table:table-cell>
          <table:table-cell table:style-name="ce51" office:value-type="float" office:value="0.00000000989019777186684" calcext:value-type="float">
            <text:p>9.89019777186684E-09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outhern</text:p>
          </table:table-cell>
          <table:table-cell table:style-name="ce13" office:value-type="string" calcext:value-type="string">
            <text:p>Spain</text:p>
          </table:table-cell>
          <table:table-cell table:style-name="ce21" office:value-type="float" office:value="-0.614272134203418" calcext:value-type="float">
            <text:p>-0.6143</text:p>
          </table:table-cell>
          <table:table-cell table:style-name="ce30" office:value-type="float" office:value="0.00181892477662471" calcext:value-type="float">
            <text:p>0.0018</text:p>
          </table:table-cell>
          <table:table-cell table:style-name="ce21" office:value-type="float" office:value="-0.683907893184894" calcext:value-type="float">
            <text:p>-0.6839</text:p>
          </table:table-cell>
          <table:table-cell table:style-name="ce30" office:value-type="float" office:value="0.00124240588799296" calcext:value-type="float">
            <text:p>0.0012</text:p>
          </table:table-cell>
          <table:table-cell table:style-name="ce22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21" office:value-type="float" office:value="-0.822691459319488" calcext:value-type="float">
            <text:p>-0.8227</text:p>
          </table:table-cell>
          <table:table-cell table:style-name="ce51" office:value-type="float" office:value="0.00000144860170570027" calcext:value-type="float">
            <text:p>1.44860170570027E-06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Other</text:p>
          </table:table-cell>
          <table:table-cell table:style-name="ce13" office:value-type="string" calcext:value-type="string">
            <text:p>Cyprus</text:p>
          </table:table-cell>
          <table:table-cell table:style-name="ce21" office:value-type="float" office:value="-0.697518700600335" calcext:value-type="float">
            <text:p>-0.6975</text:p>
          </table:table-cell>
          <table:table-cell table:style-name="ce30" office:value-type="float" office:value="0.000215932737047897" calcext:value-type="float">
            <text:p>0.0002</text:p>
          </table:table-cell>
          <table:table-cell table:style-name="ce21" office:value-type="float" office:value="-0.575563563054088" calcext:value-type="float">
            <text:p>-0.5756</text:p>
          </table:table-cell>
          <table:table-cell table:style-name="ce30" office:value-type="float" office:value="0.00405736349950359" calcext:value-type="float">
            <text:p>0.0041</text:p>
          </table:table-cell>
          <table:table-cell table:style-name="ce22" office:value-type="float" office:value="-0.617985983660177" calcext:value-type="float">
            <text:p>-0.6180</text:p>
          </table:table-cell>
          <table:table-cell table:style-name="ce30" office:value-type="float" office:value="0.266593507858933" calcext:value-type="float">
            <text:p>0.2666</text:p>
          </table:table-cell>
          <table:table-cell table:style-name="ce22" office:value-type="float" office:value="0.0728729752885501" calcext:value-type="float">
            <text:p>0.0729</text:p>
          </table:table-cell>
          <table:table-cell table:style-name="ce51" office:value-type="float" office:value="0.741070099558997" calcext:value-type="float">
            <text:p>0.741070099558997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Other</text:p>
          </table:table-cell>
          <table:table-cell table:style-name="ce13" office:value-type="string" calcext:value-type="string">
            <text:p>Ireland</text:p>
          </table:table-cell>
          <table:table-cell table:style-name="ce21" office:value-type="float" office:value="0.497539571417266" calcext:value-type="float">
            <text:p>0.4975</text:p>
          </table:table-cell>
          <table:table-cell table:style-name="ce30" office:value-type="float" office:value="0.0421338533495836" calcext:value-type="float">
            <text:p>0.0421</text:p>
          </table:table-cell>
          <table:table-cell table:style-name="ce21" office:value-type="float" office:value="-0.847955277719402" calcext:value-type="float">
            <text:p>-0.8480</text:p>
          </table:table-cell>
          <table:table-cell table:style-name="ce30" office:value-type="float" office:value="0.0000171292292043823" calcext:value-type="float">
            <text:p>0.0000</text:p>
          </table:table-cell>
          <table:table-cell table:style-name="ce22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21" office:value-type="float" office:value="-0.810071591171179" calcext:value-type="float">
            <text:p>-0.8101</text:p>
          </table:table-cell>
          <table:table-cell table:style-name="ce51" office:value-type="float" office:value="0.0000808545238419889" calcext:value-type="float">
            <text:p>8.08545238419889E-0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Other</text:p>
          </table:table-cell>
          <table:table-cell table:style-name="ce13" office:value-type="string" calcext:value-type="string">
            <text:p>Luxembourg</text:p>
          </table:table-cell>
          <table:table-cell table:style-name="ce22" office:value-type="float" office:value="0.40334933411316" calcext:value-type="float">
            <text:p>0.4033</text:p>
          </table:table-cell>
          <table:table-cell table:style-name="ce30" office:value-type="float" office:value="0.0868171968160014" calcext:value-type="float">
            <text:p>0.0868</text:p>
          </table:table-cell>
          <table:table-cell table:style-name="ce21" office:value-type="float" office:value="0.524723702024859" calcext:value-type="float">
            <text:p>0.5247</text:p>
          </table:table-cell>
          <table:table-cell table:style-name="ce30" office:value-type="float" office:value="0.0210760167888768" calcext:value-type="float">
            <text:p>0.0211</text:p>
          </table:table-cell>
          <table:table-cell table:style-name="ce21" office:value-type="float" office:value="0.557136962194386" calcext:value-type="float">
            <text:p>0.5571</text:p>
          </table:table-cell>
          <table:table-cell table:style-name="ce30" office:value-type="float" office:value="0.0132105122354349" calcext:value-type="float">
            <text:p>0.0132</text:p>
          </table:table-cell>
          <table:table-cell table:style-name="ce21" office:value-type="float" office:value="0.508441049999025" calcext:value-type="float">
            <text:p>0.5084</text:p>
          </table:table-cell>
          <table:table-cell table:style-name="ce51" office:value-type="float" office:value="0.0262257697386818" calcext:value-type="float">
            <text:p>0.026225769738682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rthern</text:p>
          </table:table-cell>
          <table:table-cell table:style-name="ce13" office:value-type="string" calcext:value-type="string">
            <text:p>Denmark</text:p>
          </table:table-cell>
          <table:table-cell table:style-name="ce22" office:value-type="float" office:value="0.0687596213062568" calcext:value-type="float">
            <text:p>0.0688</text:p>
          </table:table-cell>
          <table:table-cell table:style-name="ce30" office:value-type="float" office:value="0.807626638453183" calcext:value-type="float">
            <text:p>0.8076</text:p>
          </table:table-cell>
          <table:table-cell table:style-name="ce22" office:value-type="float" office:value="0.309188417867201" calcext:value-type="float">
            <text:p>0.3092</text:p>
          </table:table-cell>
          <table:table-cell table:style-name="ce30" office:value-type="float" office:value="0.262138136059186" calcext:value-type="float">
            <text:p>0.2621</text:p>
          </table:table-cell>
          <table:table-cell table:style-name="ce22" office:value-type="float" office:value="0.246083614333888" calcext:value-type="float">
            <text:p>0.2461</text:p>
          </table:table-cell>
          <table:table-cell table:style-name="ce30" office:value-type="float" office:value="0.376640603648456" calcext:value-type="float">
            <text:p>0.3766</text:p>
          </table:table-cell>
          <table:table-cell table:style-name="ce22" office:value-type="float" office:value="0.208688532300169" calcext:value-type="float">
            <text:p>0.2087</text:p>
          </table:table-cell>
          <table:table-cell table:style-name="ce51" office:value-type="float" office:value="0.455421985070858" calcext:value-type="float">
            <text:p>0.455421985070858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rthern</text:p>
          </table:table-cell>
          <table:table-cell table:style-name="ce13" office:value-type="string" calcext:value-type="string">
            <text:p>Finland</text:p>
          </table:table-cell>
          <table:table-cell table:style-name="ce21" office:value-type="float" office:value="-0.451109300452414" calcext:value-type="float">
            <text:p>-0.4511</text:p>
          </table:table-cell>
          <table:table-cell table:style-name="ce30" office:value-type="float" office:value="0.0307322914726564" calcext:value-type="float">
            <text:p>0.0307</text:p>
          </table:table-cell>
          <table:table-cell table:style-name="ce22" office:value-type="float" office:value="0.0458374861433126" calcext:value-type="float">
            <text:p>0.0458</text:p>
          </table:table-cell>
          <table:table-cell table:style-name="ce30" office:value-type="float" office:value="0.835480034065225" calcext:value-type="float">
            <text:p>0.8355</text:p>
          </table:table-cell>
          <table:table-cell table:style-name="ce21" office:value-type="float" office:value="-0.550999295536763" calcext:value-type="float">
            <text:p>-0.5510</text:p>
          </table:table-cell>
          <table:table-cell table:style-name="ce30" office:value-type="float" office:value="0.00643172173293216" calcext:value-type="float">
            <text:p>0.0064</text:p>
          </table:table-cell>
          <table:table-cell table:style-name="ce21" office:value-type="float" office:value="0.478040030941195" calcext:value-type="float">
            <text:p>0.4780</text:p>
          </table:table-cell>
          <table:table-cell table:style-name="ce51" office:value-type="float" office:value="0.0210451285784741" calcext:value-type="float">
            <text:p>0.021045128578474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rthern</text:p>
          </table:table-cell>
          <table:table-cell table:style-name="ce13" office:value-type="string" calcext:value-type="string">
            <text:p>Norway</text:p>
          </table:table-cell>
          <table:table-cell table:style-name="ce22" office:value-type="float" office:value="-0.0174163482374762" calcext:value-type="float">
            <text:p>-0.0174</text:p>
          </table:table-cell>
          <table:table-cell table:style-name="ce30" office:value-type="float" office:value="0.937133171890778" calcext:value-type="float">
            <text:p>0.9371</text:p>
          </table:table-cell>
          <table:table-cell table:style-name="ce21" office:value-type="float" office:value="-0.687061741424708" calcext:value-type="float">
            <text:p>-0.6871</text:p>
          </table:table-cell>
          <table:table-cell table:style-name="ce30" office:value-type="float" office:value="0.000292880618029789" calcext:value-type="float">
            <text:p>0.0003</text:p>
          </table:table-cell>
          <table:table-cell table:style-name="ce22" office:value-type="float" office:value="-0.261614297337402" calcext:value-type="float">
            <text:p>-0.2616</text:p>
          </table:table-cell>
          <table:table-cell table:style-name="ce30" office:value-type="float" office:value="0.239564994798589" calcext:value-type="float">
            <text:p>0.2396</text:p>
          </table:table-cell>
          <table:table-cell table:style-name="ce21" office:value-type="float" office:value="-0.623114830400728" calcext:value-type="float">
            <text:p>-0.6231</text:p>
          </table:table-cell>
          <table:table-cell table:style-name="ce51" office:value-type="float" office:value="0.00149229879958979" calcext:value-type="float">
            <text:p>0.00149229879959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rthern</text:p>
          </table:table-cell>
          <table:table-cell table:style-name="ce13" office:value-type="string" calcext:value-type="string">
            <text:p>Sweden</text:p>
          </table:table-cell>
          <table:table-cell table:style-name="ce21" office:value-type="float" office:value="-0.413873718837973" calcext:value-type="float">
            <text:p>-0.4139</text:p>
          </table:table-cell>
          <table:table-cell table:style-name="ce30" office:value-type="float" office:value="0.0496188978943626" calcext:value-type="float">
            <text:p>0.0496</text:p>
          </table:table-cell>
          <table:table-cell table:style-name="ce21" office:value-type="float" office:value="0.427692019425514" calcext:value-type="float">
            <text:p>0.4277</text:p>
          </table:table-cell>
          <table:table-cell table:style-name="ce30" office:value-type="float" office:value="0.0417745906527256" calcext:value-type="float">
            <text:p>0.0418</text:p>
          </table:table-cell>
          <table:table-cell table:style-name="ce21" office:value-type="float" office:value="0.566790102961988" calcext:value-type="float">
            <text:p>0.5668</text:p>
          </table:table-cell>
          <table:table-cell table:style-name="ce30" office:value-type="float" office:value="0.00480229745541116" calcext:value-type="float">
            <text:p>0.0048</text:p>
          </table:table-cell>
          <table:table-cell table:style-name="ce21" office:value-type="float" office:value="0.592990833550437" calcext:value-type="float">
            <text:p>0.5930</text:p>
          </table:table-cell>
          <table:table-cell table:style-name="ce51" office:value-type="float" office:value="0.0028623292084422" calcext:value-type="float">
            <text:p>0.002862329208442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Bulgaria</text:p>
          </table:table-cell>
          <table:table-cell table:style-name="ce21" office:value-type="float" office:value="-0.617146636480581" calcext:value-type="float">
            <text:p>-0.6171</text:p>
          </table:table-cell>
          <table:table-cell table:style-name="ce30" office:value-type="float" office:value="0.00170666974928357" calcext:value-type="float">
            <text:p>0.0017</text:p>
          </table:table-cell>
          <table:table-cell table:style-name="ce21" office:value-type="float" office:value="-0.646654055161495" calcext:value-type="float">
            <text:p>-0.6467</text:p>
          </table:table-cell>
          <table:table-cell table:style-name="ce30" office:value-type="float" office:value="0.00085517684236569" calcext:value-type="float">
            <text:p>0.0009</text:p>
          </table:table-cell>
          <table:table-cell table:style-name="ce22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21" office:value-type="float" office:value="-0.644505055945381" calcext:value-type="float">
            <text:p>-0.6445</text:p>
          </table:table-cell>
          <table:table-cell table:style-name="ce51" office:value-type="float" office:value="0.000901479482720013" calcext:value-type="float">
            <text:p>0.00090147948272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Czechia</text:p>
          </table:table-cell>
          <table:table-cell table:style-name="ce21" office:value-type="float" office:value="0.479369061425719" calcext:value-type="float">
            <text:p>0.4794</text:p>
          </table:table-cell>
          <table:table-cell table:style-name="ce30" office:value-type="float" office:value="0.0206400023094389" calcext:value-type="float">
            <text:p>0.0206</text:p>
          </table:table-cell>
          <table:table-cell table:style-name="ce21" office:value-type="float" office:value="0.759032269412275" calcext:value-type="float">
            <text:p>0.7590</text:p>
          </table:table-cell>
          <table:table-cell table:style-name="ce30" office:value-type="float" office:value="0.0000268129373575121" calcext:value-type="float">
            <text:p>0.0000</text:p>
          </table:table-cell>
          <table:table-cell table:style-name="ce22" office:value-type="float" office:value="0.358280703619237" calcext:value-type="float">
            <text:p>0.3583</text:p>
          </table:table-cell>
          <table:table-cell table:style-name="ce30" office:value-type="float" office:value="0.0932121377725648" calcext:value-type="float">
            <text:p>0.0932</text:p>
          </table:table-cell>
          <table:table-cell table:style-name="ce21" office:value-type="float" office:value="0.88602996441814" calcext:value-type="float">
            <text:p>0.8860</text:p>
          </table:table-cell>
          <table:table-cell table:style-name="ce51" office:value-type="float" office:value="0.0000000187386683947466" calcext:value-type="float">
            <text:p>1.87386683947466E-08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Estonia</text:p>
          </table:table-cell>
          <table:table-cell table:style-name="ce21" office:value-type="float" office:value="0.533198541610251" calcext:value-type="float">
            <text:p>0.5332</text:p>
          </table:table-cell>
          <table:table-cell table:style-name="ce30" office:value-type="float" office:value="0.0087957528598519" calcext:value-type="float">
            <text:p>0.0088</text:p>
          </table:table-cell>
          <table:table-cell table:style-name="ce22" office:value-type="float" office:value="0.111255353856181" calcext:value-type="float">
            <text:p>0.1113</text:p>
          </table:table-cell>
          <table:table-cell table:style-name="ce30" office:value-type="float" office:value="0.613291422469614" calcext:value-type="float">
            <text:p>0.6133</text:p>
          </table:table-cell>
          <table:table-cell table:style-name="ce22" office:value-type="float" office:value="-0.0646619769444786" calcext:value-type="float">
            <text:p>-0.0647</text:p>
          </table:table-cell>
          <table:table-cell table:style-name="ce30" office:value-type="float" office:value="0.774964750538576" calcext:value-type="float">
            <text:p>0.7750</text:p>
          </table:table-cell>
          <table:table-cell table:style-name="ce22" office:value-type="float" office:value="-0.0514784952341813" calcext:value-type="float">
            <text:p>-0.0515</text:p>
          </table:table-cell>
          <table:table-cell table:style-name="ce51" office:value-type="float" office:value="0.815552757870881" calcext:value-type="float">
            <text:p>0.815552757870881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Hungary</text:p>
          </table:table-cell>
          <table:table-cell table:style-name="ce21" office:value-type="float" office:value="-0.612844514136617" calcext:value-type="float">
            <text:p>-0.6128</text:p>
          </table:table-cell>
          <table:table-cell table:style-name="ce30" office:value-type="float" office:value="0.00187696866202458" calcext:value-type="float">
            <text:p>0.0019</text:p>
          </table:table-cell>
          <table:table-cell table:style-name="ce21" office:value-type="float" office:value="-0.845458228502375" calcext:value-type="float">
            <text:p>-0.8455</text:p>
          </table:table-cell>
          <table:table-cell table:style-name="ce30" office:value-type="float" office:value="0.000000380529441290633" calcext:value-type="float">
            <text:p>0.0000</text:p>
          </table:table-cell>
          <table:table-cell table:style-name="ce21" office:value-type="float" office:value="0.582870408693537" calcext:value-type="float">
            <text:p>0.5829</text:p>
          </table:table-cell>
          <table:table-cell table:style-name="ce30" office:value-type="float" office:value="0.00441525959016698" calcext:value-type="float">
            <text:p>0.0044</text:p>
          </table:table-cell>
          <table:table-cell table:style-name="ce21" office:value-type="float" office:value="-0.93787486229387" calcext:value-type="float">
            <text:p>-0.9379</text:p>
          </table:table-cell>
          <table:table-cell table:style-name="ce51" office:value-type="float" office:value="0.0000000000404756228533643" calcext:value-type="float">
            <text:p>4.04756228533643E-11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Latvia</text:p>
          </table:table-cell>
          <table:table-cell table:style-name="ce21" office:value-type="float" office:value="-0.678229999994116" calcext:value-type="float">
            <text:p>-0.6782</text:p>
          </table:table-cell>
          <table:table-cell table:style-name="ce30" office:value-type="float" office:value="0.000375336673639204" calcext:value-type="float">
            <text:p>0.0004</text:p>
          </table:table-cell>
          <table:table-cell table:style-name="ce21" office:value-type="float" office:value="-0.727998146856649" calcext:value-type="float">
            <text:p>-0.7280</text:p>
          </table:table-cell>
          <table:table-cell table:style-name="ce30" office:value-type="float" office:value="0.0000822738535353196" calcext:value-type="float">
            <text:p>0.0001</text:p>
          </table:table-cell>
          <table:table-cell table:style-name="ce21" office:value-type="float" office:value="0.778418289140791" calcext:value-type="float">
            <text:p>0.7784</text:p>
          </table:table-cell>
          <table:table-cell table:style-name="ce30" office:value-type="float" office:value="0.0000198788095473468" calcext:value-type="float">
            <text:p>0.0000</text:p>
          </table:table-cell>
          <table:table-cell table:style-name="ce21" office:value-type="float" office:value="-0.635236316332462" calcext:value-type="float">
            <text:p>-0.6352</text:p>
          </table:table-cell>
          <table:table-cell table:style-name="ce51" office:value-type="float" office:value="0.00112663783857192" calcext:value-type="float">
            <text:p>0.001126637838572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Lithuania</text:p>
          </table:table-cell>
          <table:table-cell table:style-name="ce21" office:value-type="float" office:value="-0.778756352779865" calcext:value-type="float">
            <text:p>-0.7788</text:p>
          </table:table-cell>
          <table:table-cell table:style-name="ce30" office:value-type="float" office:value="0.0000120247595902789" calcext:value-type="float">
            <text:p>0.0000</text:p>
          </table:table-cell>
          <table:table-cell table:style-name="ce21" office:value-type="float" office:value="-0.683358402419684" calcext:value-type="float">
            <text:p>-0.6834</text:p>
          </table:table-cell>
          <table:table-cell table:style-name="ce30" office:value-type="float" office:value="0.000325315408630011" calcext:value-type="float">
            <text:p>0.0003</text:p>
          </table:table-cell>
          <table:table-cell table:style-name="ce22" office:value-type="float" office:value="-0.272210651784917" calcext:value-type="float">
            <text:p>-0.2722</text:p>
          </table:table-cell>
          <table:table-cell table:style-name="ce30" office:value-type="float" office:value="0.290516103482657" calcext:value-type="float">
            <text:p>0.2905</text:p>
          </table:table-cell>
          <table:table-cell table:style-name="ce21" office:value-type="float" office:value="-0.559145746493105" calcext:value-type="float">
            <text:p>-0.5591</text:p>
          </table:table-cell>
          <table:table-cell table:style-name="ce51" office:value-type="float" office:value="0.00554160826011163" calcext:value-type="float">
            <text:p>0.005541608260112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Poland</text:p>
          </table:table-cell>
          <table:table-cell table:style-name="ce21" office:value-type="float" office:value="-0.748659749809717" calcext:value-type="float">
            <text:p>-0.7487</text:p>
          </table:table-cell>
          <table:table-cell table:style-name="ce30" office:value-type="float" office:value="0.0000396948053356105" calcext:value-type="float">
            <text:p>0.0000</text:p>
          </table:table-cell>
          <table:table-cell table:style-name="ce21" office:value-type="float" office:value="-0.844741140971035" calcext:value-type="float">
            <text:p>-0.8447</text:p>
          </table:table-cell>
          <table:table-cell table:style-name="ce30" office:value-type="float" office:value="0.000000761330196663579" calcext:value-type="float">
            <text:p>0.0000</text:p>
          </table:table-cell>
          <table:table-cell table:style-name="ce21" office:value-type="float" office:value="-0.989609450379863" calcext:value-type="float">
            <text:p>-0.9896</text:p>
          </table:table-cell>
          <table:table-cell table:style-name="ce30" office:value-type="float" office:value="0.00126944414368646" calcext:value-type="float">
            <text:p>0.0013</text:p>
          </table:table-cell>
          <table:table-cell table:style-name="ce21" office:value-type="float" office:value="-0.639843126909501" calcext:value-type="float">
            <text:p>-0.6398</text:p>
          </table:table-cell>
          <table:table-cell table:style-name="ce51" office:value-type="float" office:value="0.00100936183852474" calcext:value-type="float">
            <text:p>0.00100936183852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Slovakia</text:p>
          </table:table-cell>
          <table:table-cell table:style-name="ce22" office:value-type="float" office:value="-0.20365042420913" calcext:value-type="float">
            <text:p>-0.2037</text:p>
          </table:table-cell>
          <table:table-cell table:style-name="ce30" office:value-type="float" office:value="0.351322959258794" calcext:value-type="float">
            <text:p>0.3513</text:p>
          </table:table-cell>
          <table:table-cell table:style-name="ce21" office:value-type="float" office:value="-0.495701246523984" calcext:value-type="float">
            <text:p>-0.4957</text:p>
          </table:table-cell>
          <table:table-cell table:style-name="ce30" office:value-type="float" office:value="0.0161557471330984" calcext:value-type="float">
            <text:p>0.0162</text:p>
          </table:table-cell>
          <table:table-cell table:style-name="ce22" office:value-type="float" office:value="0.312407630097547" calcext:value-type="float">
            <text:p>0.3124</text:p>
          </table:table-cell>
          <table:table-cell table:style-name="ce30" office:value-type="float" office:value="0.206891045297839" calcext:value-type="float">
            <text:p>0.2069</text:p>
          </table:table-cell>
          <table:table-cell table:style-name="ce22" office:value-type="float" office:value="-0.387786425147502" calcext:value-type="float">
            <text:p>-0.3878</text:p>
          </table:table-cell>
          <table:table-cell table:style-name="ce51" office:value-type="float" office:value="0.0674971484196867" calcext:value-type="float">
            <text:p>0.067497148419687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Slovenia</text:p>
          </table:table-cell>
          <table:table-cell table:style-name="ce21" office:value-type="float" office:value="-0.679552226668988" calcext:value-type="float">
            <text:p>-0.6796</text:p>
          </table:table-cell>
          <table:table-cell table:style-name="ce30" office:value-type="float" office:value="0.000361843515426674" calcext:value-type="float">
            <text:p>0.0004</text:p>
          </table:table-cell>
          <table:table-cell table:style-name="ce21" office:value-type="float" office:value="-0.627517728930648" calcext:value-type="float">
            <text:p>-0.6275</text:p>
          </table:table-cell>
          <table:table-cell table:style-name="ce30" office:value-type="float" office:value="0.00134925981785683" calcext:value-type="float">
            <text:p>0.0013</text:p>
          </table:table-cell>
          <table:table-cell table:style-name="ce22" office:value-type="float" office:value="0.260777656593117" calcext:value-type="float">
            <text:p>0.2608</text:p>
          </table:table-cell>
          <table:table-cell table:style-name="ce30" office:value-type="float" office:value="0.295939172485875" calcext:value-type="float">
            <text:p>0.2959</text:p>
          </table:table-cell>
          <table:table-cell table:style-name="ce21" office:value-type="float" office:value="-0.526017836381645" calcext:value-type="float">
            <text:p>-0.5260</text:p>
          </table:table-cell>
          <table:table-cell table:style-name="ce51" office:value-type="float" office:value="0.00993355501991067" calcext:value-type="float">
            <text:p>0.009933555019911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Group</text:p>
          </table:table-cell>
          <table:table-cell table:style-name="ce12" office:value-type="string" calcext:value-type="string">
            <text:p>Country</text:p>
          </table:table-cell>
          <table:table-cell table:style-name="ce16" office:value-type="string" calcext:value-type="string">
            <text:p>GDP</text:p>
          </table:table-cell>
          <table:table-cell table:style-name="ce31" office:value-type="string" calcext:value-type="string">
            <text:p>pval.GDP</text:p>
          </table:table-cell>
          <table:table-cell table:style-name="ce16" office:value-type="string" calcext:value-type="string">
            <text:p>Interest Paid, % of GDP</text:p>
          </table:table-cell>
          <table:table-cell table:style-name="ce36" office:value-type="string" calcext:value-type="string">
            <text:p>pval.int_paid_per</text:p>
          </table:table-cell>
          <table:table-cell table:style-name="ce16" office:value-type="string" calcext:value-type="string">
            <text:p>Real Implicit Interest Rate</text:p>
          </table:table-cell>
          <table:table-cell table:style-name="ce42" office:value-type="string" calcext:value-type="string">
            <text:p>pval.app_int_rate_real</text:p>
          </table:table-cell>
          <table:table-cell table:style-name="ce16" office:value-type="string" calcext:value-type="string">
            <text:p>Bank Size</text:p>
          </table:table-cell>
          <table:table-cell table:style-name="ce52" office:value-type="string" calcext:value-type="string">
            <text:p>pval.bank_size</text:p>
          </table:table-cell>
          <table:table-cell table:style-name="ce54"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3" office:value-type="string" calcext:value-type="string">
            <text:p>Austria</text:p>
          </table:table-cell>
          <table:table-cell table:style-name="ce21" office:value-type="float" office:value="-0.899397163367346" calcext:value-type="float">
            <text:p>-0.8994</text:p>
          </table:table-cell>
          <table:table-cell table:style-name="ce30" office:value-type="float" office:value="0.00000000537307265346953" calcext:value-type="float">
            <text:p>0.0000</text:p>
          </table:table-cell>
          <table:table-cell table:style-name="ce21" office:value-type="float" office:value="0.688879855723551" calcext:value-type="float">
            <text:p>0.6889</text:p>
          </table:table-cell>
          <table:table-cell table:style-name="ce30" office:value-type="float" office:value="0.000278009107730126" calcext:value-type="float">
            <text:p>0.0003</text:p>
          </table:table-cell>
          <table:table-cell table:style-name="ce21" office:value-type="float" office:value="0.874919623566917" calcext:value-type="float">
            <text:p>0.8749</text:p>
          </table:table-cell>
          <table:table-cell table:style-name="ce30" office:value-type="float" office:value="0.0000000473019090563298" calcext:value-type="float">
            <text:p>0.0000</text:p>
          </table:table-cell>
          <table:table-cell table:style-name="ce21" office:value-type="float" office:value="0.776258283662094" calcext:value-type="float">
            <text:p>0.7763</text:p>
          </table:table-cell>
          <table:table-cell table:style-name="ce51" office:value-type="float" office:value="0.0000573003981514386" calcext:value-type="float">
            <text:p>5.73003981514386E-0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3" office:value-type="string" calcext:value-type="string">
            <text:p>Belgium</text:p>
          </table:table-cell>
          <table:table-cell table:style-name="ce21" office:value-type="float" office:value="-0.828712147405152" calcext:value-type="float">
            <text:p>-0.8287</text:p>
          </table:table-cell>
          <table:table-cell office:value-type="float" office:value="0.0000010367134510858" calcext:value-type="float">
            <text:p>0.0000</text:p>
          </table:table-cell>
          <table:table-cell table:style-name="ce21" office:value-type="float" office:value="0.606991918359552" calcext:value-type="float">
            <text:p>0.6070</text:p>
          </table:table-cell>
          <table:table-cell office:value-type="float" office:value="0.00213166058651204" calcext:value-type="float">
            <text:p>0.0021</text:p>
          </table:table-cell>
          <table:table-cell table:style-name="ce21" office:value-type="float" office:value="0.770383918879208" calcext:value-type="float">
            <text:p>0.7704</text:p>
          </table:table-cell>
          <table:table-cell office:value-type="float" office:value="0.0000170620967607782" calcext:value-type="float">
            <text:p>0.0000</text:p>
          </table:table-cell>
          <table:table-cell table:style-name="ce21" office:value-type="float" office:value="0.546939949125742" calcext:value-type="float">
            <text:p>0.5469</text:p>
          </table:table-cell>
          <table:table-cell office:value-type="float" office:value="0.0125732408076344" calcext:value-type="float">
            <text:p>0.012573240807634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3" office:value-type="string" calcext:value-type="string">
            <text:p>France</text:p>
          </table:table-cell>
          <table:table-cell table:style-name="ce22" office:value-type="float" office:value="-0.0572013468546842" calcext:value-type="float">
            <text:p>-0.0572</text:p>
          </table:table-cell>
          <table:table-cell office:value-type="float" office:value="0.795448758725176" calcext:value-type="float">
            <text:p>0.7954</text:p>
          </table:table-cell>
          <table:table-cell table:style-name="ce21" office:value-type="float" office:value="0.509236282279641" calcext:value-type="float">
            <text:p>0.5092</text:p>
          </table:table-cell>
          <table:table-cell office:value-type="float" office:value="0.0130712430183628" calcext:value-type="float">
            <text:p>0.0131</text:p>
          </table:table-cell>
          <table:table-cell table:style-name="ce22" office:value-type="float" office:value="0.117822875671774" calcext:value-type="float">
            <text:p>0.1178</text:p>
          </table:table-cell>
          <table:table-cell office:value-type="float" office:value="0.592360614691877" calcext:value-type="float">
            <text:p>0.5924</text:p>
          </table:table-cell>
          <table:table-cell table:style-name="ce21" office:value-type="float" office:value="-0.445383904054351" calcext:value-type="float">
            <text:p>-0.4454</text:p>
          </table:table-cell>
          <table:table-cell office:value-type="float" office:value="0.0490707565783259" calcext:value-type="float">
            <text:p>0.049070756578326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3" office:value-type="string" calcext:value-type="string">
            <text:p>Germany</text:p>
          </table:table-cell>
          <table:table-cell table:style-name="ce21" office:value-type="float" office:value="-0.783975190002937" calcext:value-type="float">
            <text:p>-0.7840</text:p>
          </table:table-cell>
          <table:table-cell office:value-type="float" office:value="0.00000959508240083728" calcext:value-type="float">
            <text:p>0.0000</text:p>
          </table:table-cell>
          <table:table-cell table:style-name="ce21" office:value-type="float" office:value="0.87578117617246" calcext:value-type="float">
            <text:p>0.8758</text:p>
          </table:table-cell>
          <table:table-cell office:value-type="float" office:value="0.000000044164511603384" calcext:value-type="float">
            <text:p>0.0000</text:p>
          </table:table-cell>
          <table:table-cell table:style-name="ce21" office:value-type="float" office:value="0.807145264025987" calcext:value-type="float">
            <text:p>0.8071</text:p>
          </table:table-cell>
          <table:table-cell office:value-type="float" office:value="0.00000325417093272051" calcext:value-type="float">
            <text:p>0.0000</text:p>
          </table:table-cell>
          <table:table-cell table:style-name="ce21" office:value-type="float" office:value="0.821512170647493" calcext:value-type="float">
            <text:p>0.8215</text:p>
          </table:table-cell>
          <table:table-cell office:value-type="float" office:value="0.00000277148536342864" calcext:value-type="float">
            <text:p>2.77148536342864E-06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3" office:value-type="string" calcext:value-type="string">
            <text:p>Netherlands</text:p>
          </table:table-cell>
          <table:table-cell table:style-name="ce21" office:value-type="float" office:value="0.900251484928529" calcext:value-type="float">
            <text:p>0.9003</text:p>
          </table:table-cell>
          <table:table-cell office:value-type="float" office:value="0.0000000115957532464961" calcext:value-type="float">
            <text:p>0.0000</text:p>
          </table:table-cell>
          <table:table-cell table:style-name="ce33" office:value-type="float" office:value="-0.0496678516233131" calcext:value-type="float">
            <text:p>-0.0497</text:p>
          </table:table-cell>
          <table:table-cell office:value-type="float" office:value="0.826261098592421" calcext:value-type="float">
            <text:p>0.8263</text:p>
          </table:table-cell>
          <table:table-cell table:style-name="ce22" office:value-type="float" office:value="0.408997912712268" calcext:value-type="float">
            <text:p>0.4090</text:p>
          </table:table-cell>
          <table:table-cell office:value-type="float" office:value="0.0587552607390798" calcext:value-type="float">
            <text:p>0.0588</text:p>
          </table:table-cell>
          <table:table-cell table:style-name="ce21" office:value-type="float" office:value="0.706405999636665" calcext:value-type="float">
            <text:p>0.7064</text:p>
          </table:table-cell>
          <table:table-cell office:value-type="float" office:value="0.000498806497354343" calcext:value-type="float">
            <text:p>0.000498806497354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Western</text:p>
          </table:table-cell>
          <table:table-cell table:style-name="ce13" office:value-type="string" calcext:value-type="string">
            <text:p>United Kingdom</text:p>
          </table:table-cell>
          <table:table-cell table:style-name="ce21" office:value-type="float" office:value="-0.728997752305589" calcext:value-type="float">
            <text:p>-0.7290</text:p>
          </table:table-cell>
          <table:table-cell office:value-type="float" office:value="0.0000795422210111418" calcext:value-type="float">
            <text:p>0.0001</text:p>
          </table:table-cell>
          <table:table-cell table:style-name="ce21" office:value-type="float" office:value="0.473103944928734" calcext:value-type="float">
            <text:p>0.4731</text:p>
          </table:table-cell>
          <table:table-cell office:value-type="float" office:value="0.0226062865634891" calcext:value-type="float">
            <text:p>0.0226</text:p>
          </table:table-cell>
          <table:table-cell table:style-name="ce22" office:value-type="float" office:value="-0.161928652473711" calcext:value-type="float">
            <text:p>-0.1619</text:p>
          </table:table-cell>
          <table:table-cell office:value-type="float" office:value="0.460412241899025" calcext:value-type="float">
            <text:p>0.4604</text:p>
          </table:table-cell>
          <table:table-cell table:style-name="ce22" office:value-type="float" office:value="-0.246521321321761" calcext:value-type="float">
            <text:p>-0.2465</text:p>
          </table:table-cell>
          <table:table-cell office:value-type="float" office:value="0.268738935049294" calcext:value-type="float">
            <text:p>0.268738935049294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outhern</text:p>
          </table:table-cell>
          <table:table-cell table:style-name="ce13" office:value-type="string" calcext:value-type="string">
            <text:p>Greece</text:p>
          </table:table-cell>
          <table:table-cell table:style-name="ce21" office:value-type="float" office:value="-0.593899890600085" calcext:value-type="float">
            <text:p>-0.5939</text:p>
          </table:table-cell>
          <table:table-cell office:value-type="float" office:value="0.00280920295943998" calcext:value-type="float">
            <text:p>0.0028</text:p>
          </table:table-cell>
          <table:table-cell table:style-name="ce21" office:value-type="float" office:value="0.530656180091059" calcext:value-type="float">
            <text:p>0.5307</text:p>
          </table:table-cell>
          <table:table-cell office:value-type="float" office:value="0.00918558267487857" calcext:value-type="float">
            <text:p>0.0092</text:p>
          </table:table-cell>
          <table:table-cell table:style-name="ce21" office:value-type="float" office:value="0.419105760327406" calcext:value-type="float">
            <text:p>0.4191</text:p>
          </table:table-cell>
          <table:table-cell office:value-type="float" office:value="0.0465245421750691" calcext:value-type="float">
            <text:p>0.0465</text:p>
          </table:table-cell>
          <table:table-cell table:style-name="ce21" office:value-type="float" office:value="-0.86794749723534" calcext:value-type="float">
            <text:p>-0.8679</text:p>
          </table:table-cell>
          <table:table-cell office:value-type="float" office:value="0.000000166862474282325" calcext:value-type="float">
            <text:p>1.66862474282325E-07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outhern</text:p>
          </table:table-cell>
          <table:table-cell table:style-name="ce13" office:value-type="string" calcext:value-type="string">
            <text:p>Italy</text:p>
          </table:table-cell>
          <table:table-cell table:style-name="ce21" office:value-type="float" office:value="-0.980692344709374" calcext:value-type="float">
            <text:p>-0.9807</text:p>
          </table:table-cell>
          <table:table-cell office:value-type="float" office:value="2.22044604925031E-016" calcext:value-type="float">
            <text:p>0.0000</text:p>
          </table:table-cell>
          <table:table-cell table:style-name="ce21" office:value-type="float" office:value="0.676493284921482" calcext:value-type="float">
            <text:p>0.6765</text:p>
          </table:table-cell>
          <table:table-cell office:value-type="float" office:value="0.000393718618649341" calcext:value-type="float">
            <text:p>0.0004</text:p>
          </table:table-cell>
          <table:table-cell table:style-name="ce21" office:value-type="float" office:value="0.837304096569276" calcext:value-type="float">
            <text:p>0.8373</text:p>
          </table:table-cell>
          <table:table-cell office:value-type="float" office:value="0.00000062863322436435" calcext:value-type="float">
            <text:p>0.0000</text:p>
          </table:table-cell>
          <table:table-cell table:style-name="ce21" office:value-type="float" office:value="-0.807647220274317" calcext:value-type="float">
            <text:p>-0.8076</text:p>
          </table:table-cell>
          <table:table-cell office:value-type="float" office:value="0.00000550679509325747" calcext:value-type="float">
            <text:p>5.50679509325747E-06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outhern</text:p>
          </table:table-cell>
          <table:table-cell table:style-name="ce13" office:value-type="string" calcext:value-type="string">
            <text:p>Portugal</text:p>
          </table:table-cell>
          <table:table-cell table:style-name="ce21" office:value-type="float" office:value="-0.849969848658932" calcext:value-type="float">
            <text:p>-0.8500</text:p>
          </table:table-cell>
          <table:table-cell office:value-type="float" office:value="0.000000284684974927174" calcext:value-type="float">
            <text:p>0.0000</text:p>
          </table:table-cell>
          <table:table-cell table:style-name="ce22" office:value-type="float" office:value="0.00204081186069002" calcext:value-type="float">
            <text:p>0.0020</text:p>
          </table:table-cell>
          <table:table-cell office:value-type="float" office:value="0.992626414390417" calcext:value-type="float">
            <text:p>0.9926</text:p>
          </table:table-cell>
          <table:table-cell table:style-name="ce22" office:value-type="float" office:value="-0.170732893610747" calcext:value-type="float">
            <text:p>-0.1707</text:p>
          </table:table-cell>
          <table:table-cell office:value-type="float" office:value="0.436044989483281" calcext:value-type="float">
            <text:p>0.4360</text:p>
          </table:table-cell>
          <table:table-cell table:style-name="ce21" office:value-type="float" office:value="-0.816251145269296" calcext:value-type="float">
            <text:p>-0.8163</text:p>
          </table:table-cell>
          <table:table-cell office:value-type="float" office:value="0.00000362040040036149" calcext:value-type="float">
            <text:p>3.62040040036149E-06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Southern</text:p>
          </table:table-cell>
          <table:table-cell table:style-name="ce13" office:value-type="string" calcext:value-type="string">
            <text:p>Spain</text:p>
          </table:table-cell>
          <table:table-cell table:style-name="ce21" office:value-type="float" office:value="-0.904349913590483" calcext:value-type="float">
            <text:p>-0.9043</text:p>
          </table:table-cell>
          <table:table-cell office:value-type="float" office:value="0.000000107821298556132" calcext:value-type="float">
            <text:p>0.0000</text:p>
          </table:table-cell>
          <table:table-cell table:style-name="ce22" office:value-type="float" office:value="0.238046692468299" calcext:value-type="float">
            <text:p>0.2380</text:p>
          </table:table-cell>
          <table:table-cell office:value-type="float" office:value="0.326404079407483" calcext:value-type="float">
            <text:p>0.3264</text:p>
          </table:table-cell>
          <table:table-cell table:style-name="ce21" office:value-type="float" office:value="-0.622381828071267" calcext:value-type="float">
            <text:p>-0.6224</text:p>
          </table:table-cell>
          <table:table-cell office:value-type="float" office:value="0.00151732368178426" calcext:value-type="float">
            <text:p>0.0015</text:p>
          </table:table-cell>
          <table:table-cell table:style-name="ce21" office:value-type="float" office:value="-0.869237246802892" calcext:value-type="float">
            <text:p>-0.8692</text:p>
          </table:table-cell>
          <table:table-cell office:value-type="float" office:value="0.000000152110280371431" calcext:value-type="float">
            <text:p>1.52110280371431E-07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Other</text:p>
          </table:table-cell>
          <table:table-cell table:style-name="ce13" office:value-type="string" calcext:value-type="string">
            <text:p>Cyprus</text:p>
          </table:table-cell>
          <table:table-cell table:style-name="ce21" office:value-type="float" office:value="0.907173191832485" calcext:value-type="float">
            <text:p>0.9072</text:p>
          </table:table-cell>
          <table:table-cell office:value-type="float" office:value="0.00000000239144259950308" calcext:value-type="float">
            <text:p>0.0000</text:p>
          </table:table-cell>
          <table:table-cell table:style-name="ce21" office:value-type="float" office:value="-0.710615150945521" calcext:value-type="float">
            <text:p>-0.7106</text:p>
          </table:table-cell>
          <table:table-cell office:value-type="float" office:value="0.000144757207059421" calcext:value-type="float">
            <text:p>0.0001</text:p>
          </table:table-cell>
          <table:table-cell table:style-name="ce22" office:value-type="float" office:value="0.118654396845996" calcext:value-type="float">
            <text:p>0.1187</text:p>
          </table:table-cell>
          <table:table-cell office:value-type="float" office:value="0.589732360147339" calcext:value-type="float">
            <text:p>0.5897</text:p>
          </table:table-cell>
          <table:table-cell table:style-name="ce21" office:value-type="float" office:value="-0.515099814437846" calcext:value-type="float">
            <text:p>-0.5151</text:p>
          </table:table-cell>
          <table:table-cell office:value-type="float" office:value="0.0141576698707442" calcext:value-type="float">
            <text:p>0.014157669870744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Other</text:p>
          </table:table-cell>
          <table:table-cell table:style-name="ce13" office:value-type="string" calcext:value-type="string">
            <text:p>Ireland</text:p>
          </table:table-cell>
          <table:table-cell table:style-name="ce21" office:value-type="float" office:value="-0.726294137542737" calcext:value-type="float">
            <text:p>-0.7263</text:p>
          </table:table-cell>
          <table:table-cell office:value-type="float" office:value="0.000961308661092897" calcext:value-type="float">
            <text:p>0.0010</text:p>
          </table:table-cell>
          <table:table-cell table:style-name="ce22" office:value-type="float" office:value="-0.349973194801089" calcext:value-type="float">
            <text:p>-0.3500</text:p>
          </table:table-cell>
          <table:table-cell office:value-type="float" office:value="0.168486497826177" calcext:value-type="float">
            <text:p>0.1685</text:p>
          </table:table-cell>
          <table:table-cell table:style-name="ce22" office:value-type="float" office:value="-0.139016579500099" calcext:value-type="float">
            <text:p>-0.1390</text:p>
          </table:table-cell>
          <table:table-cell office:value-type="float" office:value="0.594645239355869" calcext:value-type="float">
            <text:p>0.5946</text:p>
          </table:table-cell>
          <table:table-cell table:style-name="ce22" office:value-type="float" office:value="-0.155135145816436" calcext:value-type="float">
            <text:p>-0.1551</text:p>
          </table:table-cell>
          <table:table-cell office:value-type="float" office:value="0.56617390634975" calcext:value-type="float">
            <text:p>0.5661739063497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Other</text:p>
          </table:table-cell>
          <table:table-cell table:style-name="ce13" office:value-type="string" calcext:value-type="string">
            <text:p>Luxembourg</text:p>
          </table:table-cell>
          <table:table-cell table:style-name="ce21" office:value-type="float" office:value="0.64613364703181" calcext:value-type="float">
            <text:p>0.6461</text:p>
          </table:table-cell>
          <table:table-cell office:value-type="float" office:value="0.0028008043133565" calcext:value-type="float">
            <text:p>0.0028</text:p>
          </table:table-cell>
          <table:table-cell table:style-name="ce22" office:value-type="float" office:value="0.0473185906601538" calcext:value-type="float">
            <text:p>0.0473</text:p>
          </table:table-cell>
          <table:table-cell office:value-type="float" office:value="0.847459170291767" calcext:value-type="float">
            <text:p>0.8475</text:p>
          </table:table-cell>
          <table:table-cell table:style-name="ce22" office:value-type="float" office:value="0.0635323256302458" calcext:value-type="float">
            <text:p>0.0635</text:p>
          </table:table-cell>
          <table:table-cell office:value-type="float" office:value="0.796105157392723" calcext:value-type="float">
            <text:p>0.7961</text:p>
          </table:table-cell>
          <table:table-cell table:style-name="ce22" office:value-type="float" office:value="0.299154266039038" calcext:value-type="float">
            <text:p>0.2992</text:p>
          </table:table-cell>
          <table:table-cell office:value-type="float" office:value="0.243432775613245" calcext:value-type="float">
            <text:p>0.24343277561324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rthern</text:p>
          </table:table-cell>
          <table:table-cell table:style-name="ce13" office:value-type="string" calcext:value-type="string">
            <text:p>Denmark</text:p>
          </table:table-cell>
          <table:table-cell table:style-name="ce22" office:value-type="float" office:value="0.299947476683024" calcext:value-type="float">
            <text:p>0.2999</text:p>
          </table:table-cell>
          <table:table-cell office:value-type="float" office:value="0.277405025196221" calcext:value-type="float">
            <text:p>0.2774</text:p>
          </table:table-cell>
          <table:table-cell table:style-name="ce22" office:value-type="float" office:value="0.356572583281986" calcext:value-type="float">
            <text:p>0.3566</text:p>
          </table:table-cell>
          <table:table-cell office:value-type="float" office:value="0.192035578539582" calcext:value-type="float">
            <text:p>0.1920</text:p>
          </table:table-cell>
          <table:table-cell table:style-name="ce22" office:value-type="float" office:value="0.169473770167345" calcext:value-type="float">
            <text:p>0.1695</text:p>
          </table:table-cell>
          <table:table-cell office:value-type="float" office:value="0.545962945041174" calcext:value-type="float">
            <text:p>0.5460</text:p>
          </table:table-cell>
          <table:table-cell table:style-name="ce22" office:value-type="float" office:value="0.200648984815731" calcext:value-type="float">
            <text:p>0.2006</text:p>
          </table:table-cell>
          <table:table-cell office:value-type="float" office:value="0.491572239283145" calcext:value-type="float">
            <text:p>0.49157223928314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rthern</text:p>
          </table:table-cell>
          <table:table-cell table:style-name="ce13" office:value-type="string" calcext:value-type="string">
            <text:p>Finland</text:p>
          </table:table-cell>
          <table:table-cell table:style-name="ce22" office:value-type="float" office:value="0.343772383636107" calcext:value-type="float">
            <text:p>0.3438</text:p>
          </table:table-cell>
          <table:table-cell office:value-type="float" office:value="0.10824618743833" calcext:value-type="float">
            <text:p>0.1082</text:p>
          </table:table-cell>
          <table:table-cell table:style-name="ce22" office:value-type="float" office:value="-0.268782373237612" calcext:value-type="float">
            <text:p>-0.2688</text:p>
          </table:table-cell>
          <table:table-cell office:value-type="float" office:value="0.214928671738886" calcext:value-type="float">
            <text:p>0.2149</text:p>
          </table:table-cell>
          <table:table-cell table:style-name="ce22" office:value-type="float" office:value="-0.183936247654527" calcext:value-type="float">
            <text:p>-0.1839</text:p>
          </table:table-cell>
          <table:table-cell office:value-type="float" office:value="0.400831594621638" calcext:value-type="float">
            <text:p>0.4008</text:p>
          </table:table-cell>
          <table:table-cell table:style-name="ce22" office:value-type="float" office:value="-0.234107928703718" calcext:value-type="float">
            <text:p>-0.2341</text:p>
          </table:table-cell>
          <table:table-cell office:value-type="float" office:value="0.294348887092827" calcext:value-type="float">
            <text:p>0.294348887092827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rthern</text:p>
          </table:table-cell>
          <table:table-cell table:style-name="ce13" office:value-type="string" calcext:value-type="string">
            <text:p>Norway</text:p>
          </table:table-cell>
          <table:table-cell table:style-name="ce21" office:value-type="float" office:value="-0.63555465713323" calcext:value-type="float">
            <text:p>-0.6356</text:p>
          </table:table-cell>
          <table:table-cell office:value-type="float" office:value="0.00111817530630409" calcext:value-type="float">
            <text:p>0.0011</text:p>
          </table:table-cell>
          <table:table-cell table:style-name="ce22" office:value-type="float" office:value="0.409246600440246" calcext:value-type="float">
            <text:p>0.4092</text:p>
          </table:table-cell>
          <table:table-cell office:value-type="float" office:value="0.0524865590801573" calcext:value-type="float">
            <text:p>0.0525</text:p>
          </table:table-cell>
          <table:table-cell table:style-name="ce22" office:value-type="float" office:value="-0.169468196415562" calcext:value-type="float">
            <text:p>-0.1695</text:p>
          </table:table-cell>
          <table:table-cell office:value-type="float" office:value="0.439502233555551" calcext:value-type="float">
            <text:p>0.4395</text:p>
          </table:table-cell>
          <table:table-cell table:style-name="ce21" office:value-type="float" office:value="-0.647481978115758" calcext:value-type="float">
            <text:p>-0.6475</text:p>
          </table:table-cell>
          <table:table-cell office:value-type="float" office:value="0.00112348489984893" calcext:value-type="float">
            <text:p>0.001123484899849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rthern</text:p>
          </table:table-cell>
          <table:table-cell table:style-name="ce13" office:value-type="string" calcext:value-type="string">
            <text:p>Sweden</text:p>
          </table:table-cell>
          <table:table-cell table:style-name="ce21" office:value-type="float" office:value="0.637442636670822" calcext:value-type="float">
            <text:p>0.6374</text:p>
          </table:table-cell>
          <table:table-cell office:value-type="float" office:value="0.00106909508165565" calcext:value-type="float">
            <text:p>0.0011</text:p>
          </table:table-cell>
          <table:table-cell table:style-name="ce22" office:value-type="float" office:value="-0.349484631661822" calcext:value-type="float">
            <text:p>-0.3495</text:p>
          </table:table-cell>
          <table:table-cell office:value-type="float" office:value="0.102128584941339" calcext:value-type="float">
            <text:p>0.1021</text:p>
          </table:table-cell>
          <table:table-cell table:style-name="ce22" office:value-type="float" office:value="-0.374701414088918" calcext:value-type="float">
            <text:p>-0.3747</text:p>
          </table:table-cell>
          <table:table-cell office:value-type="float" office:value="0.0781334209596221" calcext:value-type="float">
            <text:p>0.0781</text:p>
          </table:table-cell>
          <table:table-cell table:style-name="ce21" office:value-type="float" office:value="0.498661567698638" calcext:value-type="float">
            <text:p>0.4987</text:p>
          </table:table-cell>
          <table:table-cell office:value-type="float" office:value="0.0181635547495154" calcext:value-type="float">
            <text:p>0.01816355474951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Bulgaria</text:p>
          </table:table-cell>
          <table:table-cell table:style-name="ce21" office:value-type="float" office:value="-0.752540885501163" calcext:value-type="float">
            <text:p>-0.7525</text:p>
          </table:table-cell>
          <table:table-cell office:value-type="float" office:value="0.0000343506858517806" calcext:value-type="float">
            <text:p>0.0000</text:p>
          </table:table-cell>
          <table:table-cell table:style-name="ce21" office:value-type="float" office:value="0.566600833313373" calcext:value-type="float">
            <text:p>0.5666</text:p>
          </table:table-cell>
          <table:table-cell office:value-type="float" office:value="0.00481954994857614" calcext:value-type="float">
            <text:p>0.0048</text:p>
          </table:table-cell>
          <table:table-cell table:style-name="ce21" office:value-type="float" office:value="-0.469832075489748" calcext:value-type="float">
            <text:p>-0.4698</text:p>
          </table:table-cell>
          <table:table-cell office:value-type="float" office:value="0.0236914763413343" calcext:value-type="float">
            <text:p>0.0237</text:p>
          </table:table-cell>
          <table:table-cell table:style-name="ce22" office:value-type="float" office:value="-0.382299518430763" calcext:value-type="float">
            <text:p>-0.3823</text:p>
          </table:table-cell>
          <table:table-cell office:value-type="float" office:value="0.0791090542756461" calcext:value-type="float">
            <text:p>0.079109054275646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Czechia</text:p>
          </table:table-cell>
          <table:table-cell table:style-name="ce21" office:value-type="float" office:value="-0.919434616303648" calcext:value-type="float">
            <text:p>-0.9194</text:p>
          </table:table-cell>
          <table:table-cell office:value-type="float" office:value="0.000000000570987035430903" calcext:value-type="float">
            <text:p>0.0000</text:p>
          </table:table-cell>
          <table:table-cell table:style-name="ce21" office:value-type="float" office:value="0.893414438131678" calcext:value-type="float">
            <text:p>0.8934</text:p>
          </table:table-cell>
          <table:table-cell office:value-type="float" office:value="0.00000000959094270669425" calcext:value-type="float">
            <text:p>0.0000</text:p>
          </table:table-cell>
          <table:table-cell table:style-name="ce22" office:value-type="float" office:value="-0.0519524831546047" calcext:value-type="float">
            <text:p>-0.0520</text:p>
          </table:table-cell>
          <table:table-cell office:value-type="float" office:value="0.813883207635827" calcext:value-type="float">
            <text:p>0.8139</text:p>
          </table:table-cell>
          <table:table-cell table:style-name="ce22" office:value-type="float" office:value="-0.110835132660877" calcext:value-type="float">
            <text:p>-0.1108</text:p>
          </table:table-cell>
          <table:table-cell office:value-type="float" office:value="0.623401743170325" calcext:value-type="float">
            <text:p>0.62340174317032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Estonia</text:p>
          </table:table-cell>
          <table:table-cell table:style-name="ce22" office:value-type="float" office:value="-0.0890821153037615" calcext:value-type="float">
            <text:p>-0.0891</text:p>
          </table:table-cell>
          <table:table-cell office:value-type="float" office:value="0.686063183936289" calcext:value-type="float">
            <text:p>0.6861</text:p>
          </table:table-cell>
          <table:table-cell table:style-name="ce22" office:value-type="float" office:value="0.0496275143844452" calcext:value-type="float">
            <text:p>0.0496</text:p>
          </table:table-cell>
          <table:table-cell office:value-type="float" office:value="0.822079927071421" calcext:value-type="float">
            <text:p>0.8221</text:p>
          </table:table-cell>
          <table:table-cell table:style-name="ce22" office:value-type="float" office:value="0.212600280761842" calcext:value-type="float">
            <text:p>0.2126</text:p>
          </table:table-cell>
          <table:table-cell office:value-type="float" office:value="0.330090950649147" calcext:value-type="float">
            <text:p>0.3301</text:p>
          </table:table-cell>
          <table:table-cell table:style-name="ce22" office:value-type="float" office:value="0.0449296607159034" calcext:value-type="float">
            <text:p>0.0449</text:p>
          </table:table-cell>
          <table:table-cell office:value-type="float" office:value="0.842624741822607" calcext:value-type="float">
            <text:p>0.842624741822607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Hungary</text:p>
          </table:table-cell>
          <table:table-cell table:style-name="ce21" office:value-type="float" office:value="-0.937563824509143" calcext:value-type="float">
            <text:p>-0.9376</text:p>
          </table:table-cell>
          <table:table-cell office:value-type="float" office:value="0.0000000000425957047411885" calcext:value-type="float">
            <text:p>0.0000</text:p>
          </table:table-cell>
          <table:table-cell table:style-name="ce21" office:value-type="float" office:value="0.448590545667327" calcext:value-type="float">
            <text:p>0.4486</text:p>
          </table:table-cell>
          <table:table-cell office:value-type="float" office:value="0.0317945166674249" calcext:value-type="float">
            <text:p>0.0318</text:p>
          </table:table-cell>
          <table:table-cell table:style-name="ce21" office:value-type="float" office:value="-0.862659609665307" calcext:value-type="float">
            <text:p>-0.8627</text:p>
          </table:table-cell>
          <table:table-cell office:value-type="float" office:value="0.000000119349924165846" calcext:value-type="float">
            <text:p>0.0000</text:p>
          </table:table-cell>
          <table:table-cell table:style-name="ce21" office:value-type="float" office:value="-0.790388591635309" calcext:value-type="float">
            <text:p>-0.7904</text:p>
          </table:table-cell>
          <table:table-cell office:value-type="float" office:value="0.0000120386792952232" calcext:value-type="float">
            <text:p>1.20386792952232E-0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Latvia</text:p>
          </table:table-cell>
          <table:table-cell table:style-name="ce21" office:value-type="float" office:value="-0.785222548122023" calcext:value-type="float">
            <text:p>-0.7852</text:p>
          </table:table-cell>
          <table:table-cell office:value-type="float" office:value="0.00000908292816825806" calcext:value-type="float">
            <text:p>0.0000</text:p>
          </table:table-cell>
          <table:table-cell table:style-name="ce21" office:value-type="float" office:value="-0.457176857292968" calcext:value-type="float">
            <text:p>-0.4572</text:p>
          </table:table-cell>
          <table:table-cell office:value-type="float" office:value="0.0282890495906893" calcext:value-type="float">
            <text:p>0.0283</text:p>
          </table:table-cell>
          <table:table-cell table:style-name="ce22" office:value-type="float" office:value="0.0480759325338588" calcext:value-type="float">
            <text:p>0.0481</text:p>
          </table:table-cell>
          <table:table-cell office:value-type="float" office:value="0.827560140014791" calcext:value-type="float">
            <text:p>0.8276</text:p>
          </table:table-cell>
          <table:table-cell table:style-name="ce21" office:value-type="float" office:value="-0.825055650585942" calcext:value-type="float">
            <text:p>-0.8251</text:p>
          </table:table-cell>
          <table:table-cell office:value-type="float" office:value="0.00000417624793369598" calcext:value-type="float">
            <text:p>4.17624793369598E-06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Lithuania</text:p>
          </table:table-cell>
          <table:table-cell table:style-name="ce21" office:value-type="float" office:value="-0.686190018427354" calcext:value-type="float">
            <text:p>-0.6862</text:p>
          </table:table-cell>
          <table:table-cell office:value-type="float" office:value="0.000300251932185969" calcext:value-type="float">
            <text:p>0.0003</text:p>
          </table:table-cell>
          <table:table-cell table:style-name="ce22" office:value-type="float" office:value="0.204442122923837" calcext:value-type="float">
            <text:p>0.2044</text:p>
          </table:table-cell>
          <table:table-cell office:value-type="float" office:value="0.34941316822695" calcext:value-type="float">
            <text:p>0.3494</text:p>
          </table:table-cell>
          <table:table-cell table:style-name="ce22" office:value-type="float" office:value="-0.0640494921622891" calcext:value-type="float">
            <text:p>-0.0640</text:p>
          </table:table-cell>
          <table:table-cell office:value-type="float" office:value="0.771557049523364" calcext:value-type="float">
            <text:p>0.7716</text:p>
          </table:table-cell>
          <table:table-cell table:style-name="ce21" office:value-type="float" office:value="-0.644082131971891" calcext:value-type="float">
            <text:p>-0.6441</text:p>
          </table:table-cell>
          <table:table-cell office:value-type="float" office:value="0.00162680099031665" calcext:value-type="float">
            <text:p>0.001626800990317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Poland</text:p>
          </table:table-cell>
          <table:table-cell table:style-name="ce21" office:value-type="float" office:value="-0.775507433794151" calcext:value-type="float">
            <text:p>-0.7755</text:p>
          </table:table-cell>
          <table:table-cell office:value-type="float" office:value="0.0000223545881152809" calcext:value-type="float">
            <text:p>0.0000</text:p>
          </table:table-cell>
          <table:table-cell table:style-name="ce22" office:value-type="float" office:value="0.214346510760415" calcext:value-type="float">
            <text:p>0.2143</text:p>
          </table:table-cell>
          <table:table-cell office:value-type="float" office:value="0.338120782978504" calcext:value-type="float">
            <text:p>0.3381</text:p>
          </table:table-cell>
          <table:table-cell table:style-name="ce21" office:value-type="float" office:value="-0.772485588093112" calcext:value-type="float">
            <text:p>-0.7725</text:p>
          </table:table-cell>
          <table:table-cell office:value-type="float" office:value="0.0000156488379468023" calcext:value-type="float">
            <text:p>0.0000</text:p>
          </table:table-cell>
          <table:table-cell table:style-name="ce21" office:value-type="float" office:value="-0.76680782115633" calcext:value-type="float">
            <text:p>-0.7668</text:p>
          </table:table-cell>
          <table:table-cell office:value-type="float" office:value="0.0000314335630493545" calcext:value-type="float">
            <text:p>3.14335630493545E-0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stern</text:p>
          </table:table-cell>
          <table:table-cell table:style-name="ce13" office:value-type="string" calcext:value-type="string">
            <text:p>Slovakia</text:p>
          </table:table-cell>
          <table:table-cell table:style-name="ce22" office:value-type="float" office:value="0.0814062887978507" calcext:value-type="float">
            <text:p>0.0814</text:p>
          </table:table-cell>
          <table:table-cell office:value-type="float" office:value="0.71193928851973" calcext:value-type="float">
            <text:p>0.7119</text:p>
          </table:table-cell>
          <table:table-cell table:style-name="ce22" office:value-type="float" office:value="-0.255698260255681" calcext:value-type="float">
            <text:p>-0.2557</text:p>
          </table:table-cell>
          <table:table-cell office:value-type="float" office:value="0.238954761019745" calcext:value-type="float">
            <text:p>0.2390</text:p>
          </table:table-cell>
          <table:table-cell table:style-name="ce22" office:value-type="float" office:value="-0.236757918675139" calcext:value-type="float">
            <text:p>-0.2368</text:p>
          </table:table-cell>
          <table:table-cell office:value-type="float" office:value="0.276732689723176" calcext:value-type="float">
            <text:p>0.2767</text:p>
          </table:table-cell>
          <table:table-cell table:style-name="ce22" office:value-type="float" office:value="-0.381287179157116" calcext:value-type="float">
            <text:p>-0.3813</text:p>
          </table:table-cell>
          <table:table-cell office:value-type="float" office:value="0.0799731191201716" calcext:value-type="float">
            <text:p>0.079973119120172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Eastern</text:p>
          </table:table-cell>
          <table:table-cell table:style-name="ce14" office:value-type="string" calcext:value-type="string">
            <text:p>Slovenia</text:p>
          </table:table-cell>
          <table:table-cell table:style-name="ce24" office:value-type="float" office:value="-0.894526229291116" calcext:value-type="float">
            <text:p>-0.8945</text:p>
          </table:table-cell>
          <table:table-cell office:value-type="float" office:value="0.00000000863451710131358" calcext:value-type="float">
            <text:p>0.0000</text:p>
          </table:table-cell>
          <table:table-cell table:style-name="ce34" office:value-type="float" office:value="0.412557413627645" calcext:value-type="float">
            <text:p>0.4126</text:p>
          </table:table-cell>
          <table:table-cell office:value-type="float" office:value="0.0504219918387605" calcext:value-type="float">
            <text:p>0.0504</text:p>
          </table:table-cell>
          <table:table-cell table:style-name="ce34" office:value-type="float" office:value="-0.0161696503835915" calcext:value-type="float">
            <text:p>-0.0162</text:p>
          </table:table-cell>
          <table:table-cell office:value-type="float" office:value="0.941625572796291" calcext:value-type="float">
            <text:p>0.9416</text:p>
          </table:table-cell>
          <table:table-cell table:style-name="ce24" office:value-type="float" office:value="-0.734380010547109" calcext:value-type="float">
            <text:p>-0.7344</text:p>
          </table:table-cell>
          <table:table-cell office:value-type="float" office:value="0.0000996653907345824" calcext:value-type="float">
            <text:p>9.96653907345824E-05</text:p>
          </table:table-cell>
          <table:table-cell table:number-columns-repeated="101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11dstlt.F30:s11dstlt.F1048576 s11dstlt.H30:s11dstlt.H1048576 s11dstlt.J30:s11dstlt.J1048576 s11dstlt.D30:s11dstlt.D1048576">
            <calcext:condition calcext:apply-style-name="Good" calcext:value="&lt;=0.05" calcext:base-cell-address="s11dstlt.D30"/>
          </calcext:conditional-format>
          <calcext:conditional-format calcext:target-range-address="s11dstlt.D1:s11dstlt.D1">
            <calcext:condition calcext:apply-style-name="Good" calcext:value="&lt;0.05" calcext:base-cell-address="s11dstlt.D1"/>
          </calcext:conditional-format>
          <calcext:conditional-format calcext:target-range-address="s11dstlt.F1:s11dstlt.F1">
            <calcext:condition calcext:apply-style-name="Good" calcext:value="&lt;0.05" calcext:base-cell-address="s11dstlt.F1"/>
          </calcext:conditional-format>
          <calcext:conditional-format calcext:target-range-address="s11dstlt.H1:s11dstlt.H1">
            <calcext:condition calcext:apply-style-name="Good" calcext:value="&lt;0.05" calcext:base-cell-address="s11dstlt.H1"/>
          </calcext:conditional-format>
          <calcext:conditional-format calcext:target-range-address="s11dstlt.J1:s11dstlt.J1">
            <calcext:condition calcext:apply-style-name="Good" calcext:value="&lt;0.05" calcext:base-cell-address="s11dstlt.J1"/>
          </calcext:conditional-format>
          <calcext:conditional-format calcext:target-range-address="s11dstlt.D28:s11dstlt.D28">
            <calcext:condition calcext:apply-style-name="Good" calcext:value="&lt;0.05" calcext:base-cell-address="s11dstlt.D28"/>
          </calcext:conditional-format>
          <calcext:conditional-format calcext:target-range-address="s11dstlt.F28:s11dstlt.F28">
            <calcext:condition calcext:apply-style-name="Good" calcext:value="&lt;0.05" calcext:base-cell-address="s11dstlt.F28"/>
          </calcext:conditional-format>
          <calcext:conditional-format calcext:target-range-address="s11dstlt.H28:s11dstlt.H28">
            <calcext:condition calcext:apply-style-name="Good" calcext:value="&lt;0.05" calcext:base-cell-address="s11dstlt.H28"/>
          </calcext:conditional-format>
          <calcext:conditional-format calcext:target-range-address="s11dstlt.J28:s11dstlt.J28">
            <calcext:condition calcext:apply-style-name="Good" calcext:value="&lt;0.05" calcext:base-cell-address="s11dstlt.J28"/>
          </calcext:conditional-format>
          <calcext:conditional-format calcext:target-range-address="s11dstlt.D1:s11dstlt.D1048576 s11dstlt.F1:s11dstlt.F1048576 s11dstlt.H1:s11dstlt.H1048576 s11dstlt.J1:s11dstlt.J1048576">
            <calcext:condition calcext:apply-style-name="Good" calcext:value="&lt;=0.05" calcext:base-cell-address="s11dstlt.D1"/>
          </calcext:conditional-format>
        </calcext:conditional-formats>
      </table:table>
      <table:named-expressions/>
      <table:database-ranges>
        <table:database-range table:name="__Anonymous_Sheet_DB__0" table:target-range-address="s11dstlt.A1:s11dstlt.R2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6:56:59.849176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6:58:04.712601203</dc:date>
    <meta:editing-duration>PT24M17S</meta:editing-duration>
    <meta:editing-cycles>6</meta:editing-cycles>
    <meta:generator>LibreOffice/6.0.7.3$Linux_X86_64 LibreOffice_project/00m0$Build-3</meta:generator>
    <meta:document-statistic meta:table-count="1" meta:cell-count="540" meta:object-count="0"/>
  </office:meta>
</office:document-meta>
</file>